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9e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f057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c7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b4f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e23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df70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58f0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f61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65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807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3d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7ad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780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6db3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f4fc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f817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726d9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726f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9e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3dc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b807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15033" officeooo:paragraph-rsid="56e59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dc83e" officeooo:paragraph-rsid="56bdc8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dc83e" officeooo:paragraph-rsid="56c5f9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d96c74" officeooo:paragraph-rsid="56d96c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b6823d" officeooo:paragraph-rsid="56b68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247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259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058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6fd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2ba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31f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380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3bd3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46f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696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6db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6f2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716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72d0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74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8133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57948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79ceca2" officeooo:paragraph-rsid="57948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79ceca2" officeooo:paragraph-rsid="57a09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79ceca2" officeooo:paragraph-rsid="57b187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56b087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e52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f4fc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8782837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56411ce0" style:font-name-asian="標楷體1"/>
    </style:style>
    <style:style style:name="T6" style:family="text">
      <style:text-properties style:font-name="標楷體1" officeooo:rsid="56b0874a" style:font-name-asian="標楷體1"/>
    </style:style>
    <style:style style:name="T7" style:family="text">
      <style:text-properties style:font-name="標楷體1" officeooo:rsid="56b15033" style:font-name-asian="標楷體1"/>
    </style:style>
    <style:style style:name="T8" style:family="text">
      <style:text-properties style:font-name="標楷體1" officeooo:rsid="56b3dc2d" style:font-name-asian="標楷體1"/>
    </style:style>
    <style:style style:name="T9" style:family="text">
      <style:text-properties style:font-name="標楷體1" officeooo:rsid="56d5b76e" style:font-name-asian="標楷體1"/>
    </style:style>
    <style:style style:name="T10" style:family="text">
      <style:text-properties style:font-name="標楷體1" officeooo:rsid="56f6b0b6" style:font-name-asian="標楷體1"/>
    </style:style>
    <style:style style:name="T11" style:family="text">
      <style:text-properties style:font-name="標楷體1" officeooo:rsid="56fd963f" style:font-name-asian="標楷體1"/>
    </style:style>
    <style:style style:name="T12" style:family="text">
      <style:text-properties style:font-name="標楷體1" officeooo:rsid="57082764" style:font-name-asian="標楷體1"/>
    </style:style>
    <style:style style:name="T13" style:family="text">
      <style:text-properties style:font-name="標楷體1" officeooo:rsid="570b16fb" style:font-name-asian="標楷體1"/>
    </style:style>
    <style:style style:name="T14" style:family="text">
      <style:text-properties style:font-name="標楷體1" officeooo:rsid="57284c67" style:font-name-asian="標楷體1"/>
    </style:style>
    <style:style style:name="T15" style:family="text">
      <style:text-properties style:font-name="標楷體1" officeooo:rsid="56b0874a"/>
    </style:style>
    <style:style style:name="T16" style:family="text">
      <style:text-properties style:font-name="標楷體1" officeooo:rsid="56b3dc2d"/>
    </style:style>
    <style:style style:name="T17" style:family="text">
      <style:text-properties style:font-name="標楷體1" officeooo:rsid="56d42ef7"/>
    </style:style>
    <style:style style:name="T18" style:family="text">
      <style:text-properties style:font-name="標楷體1" officeooo:rsid="56d96c74"/>
    </style:style>
    <style:style style:name="T19" style:family="text">
      <style:text-properties style:font-name="標楷體1" officeooo:rsid="572a219a"/>
    </style:style>
    <style:style style:name="T20" style:family="text">
      <style:text-properties style:font-name="標楷體1" officeooo:rsid="57284c67"/>
    </style:style>
    <style:style style:name="T21" style:family="text">
      <style:text-properties style:font-name="標楷體1" officeooo:rsid="572ba335"/>
    </style:style>
    <style:style style:name="T22" style:family="text">
      <style:text-properties style:font-name="標楷體1" officeooo:rsid="572eb8cf"/>
    </style:style>
    <style:style style:name="T23" style:family="text">
      <style:text-properties style:font-name="標楷體1" officeooo:rsid="56fd963f"/>
    </style:style>
    <style:style style:name="T24" style:family="text">
      <style:text-properties style:font-name="標楷體1" officeooo:rsid="57082764"/>
    </style:style>
    <style:style style:name="T25" style:family="text">
      <style:text-properties style:font-name="標楷體1" officeooo:rsid="570cd8ec"/>
    </style:style>
    <style:style style:name="T26" style:family="text">
      <style:text-properties style:font-name="標楷體1" officeooo:rsid="572f6fc8"/>
    </style:style>
    <style:style style:name="T27" style:family="text">
      <style:text-properties style:font-name="標楷體1" officeooo:rsid="5731f6c6"/>
    </style:style>
    <style:style style:name="T28" style:family="text">
      <style:text-properties style:font-name="標楷體1" officeooo:rsid="57327036"/>
    </style:style>
    <style:style style:name="T29" style:family="text">
      <style:text-properties style:font-name="標楷體1" officeooo:rsid="5743dc91"/>
    </style:style>
    <style:style style:name="T30" style:family="text">
      <style:text-properties style:font-name="標楷體1" officeooo:rsid="570b16fb"/>
    </style:style>
    <style:style style:name="T31" style:family="text">
      <style:text-properties style:font-name="標楷體1" officeooo:rsid="5714f2f8"/>
    </style:style>
    <style:style style:name="T32" style:family="text">
      <style:text-properties style:font-name="標楷體1" officeooo:rsid="5761cb43"/>
    </style:style>
    <style:style style:name="T33" style:family="text">
      <style:text-properties style:font-name="標楷體1" officeooo:rsid="57084139"/>
    </style:style>
    <style:style style:name="T34" style:family="text">
      <style:text-properties style:font-name="標楷體1" officeooo:rsid="56f6b0b6"/>
    </style:style>
    <style:style style:name="T35" style:family="text">
      <style:text-properties officeooo:rsid="56b0874a"/>
    </style:style>
    <style:style style:name="T36" style:family="text">
      <style:text-properties officeooo:rsid="56b15033"/>
    </style:style>
    <style:style style:name="T37" style:family="text">
      <style:text-properties officeooo:rsid="2b6f314a"/>
    </style:style>
    <style:style style:name="T38" style:family="text">
      <style:text-properties officeooo:rsid="56b76c31"/>
    </style:style>
    <style:style style:name="T39" style:family="text">
      <style:text-properties officeooo:rsid="56b76c31" style:font-name-asian="Arial1"/>
    </style:style>
    <style:style style:name="T40" style:family="text">
      <style:text-properties officeooo:rsid="5715b52c" style:font-name-asian="Arial1"/>
    </style:style>
    <style:style style:name="T41" style:family="text">
      <style:text-properties officeooo:rsid="56d5b76e"/>
    </style:style>
    <style:style style:name="T42" style:family="text">
      <style:text-properties fo:color="#010101"/>
    </style:style>
    <style:style style:name="T43" style:family="text">
      <style:text-properties fo:color="#010101" style:font-name="標楷體1"/>
    </style:style>
    <style:style style:name="T44" style:family="text">
      <style:text-properties fo:color="#010101" style:font-name="標楷體1" fo:font-size="16pt" style:font-name-asian="標楷體1" style:font-size-asian="16pt" style:font-size-complex="16pt"/>
    </style:style>
    <style:style style:name="T45" style:family="text">
      <style:text-properties fo:color="#010101" style:font-name="標楷體1" officeooo:rsid="56fd963f"/>
    </style:style>
    <style:style style:name="T46" style:family="text">
      <style:text-properties fo:color="#010101" style:font-name="標楷體1" officeooo:rsid="57082764"/>
    </style:style>
    <style:style style:name="T47" style:family="text">
      <style:text-properties fo:color="#010101" style:font-name="標楷體1" officeooo:rsid="5761cb43"/>
    </style:style>
    <style:style style:name="T48" style:family="text">
      <style:text-properties fo:color="#010101" style:font-name="標楷體1" officeooo:rsid="5743dc91"/>
    </style:style>
    <style:style style:name="T49" style:family="text">
      <style:text-properties fo:color="#010101" style:font-name="標楷體1" officeooo:rsid="572f6fc8"/>
    </style:style>
    <style:style style:name="T50" style:family="text">
      <style:text-properties fo:color="#010101" style:font-name="標楷體1" officeooo:rsid="5714f2f8"/>
    </style:style>
    <style:style style:name="T51" style:family="text">
      <style:text-properties fo:color="#010101" style:font-name="標楷體1" officeooo:rsid="57284c67"/>
    </style:style>
    <style:style style:name="T52" style:family="text">
      <style:text-properties fo:color="#010101" style:font-name="標楷體1" officeooo:rsid="572ba335"/>
    </style:style>
    <style:style style:name="T53" style:family="text">
      <style:text-properties fo:color="#010101" style:font-name="標楷體1" style:font-name-asian="標楷體1"/>
    </style:style>
    <style:style style:name="T54" style:family="text">
      <style:text-properties fo:color="#010101" style:font-name="標楷體1" officeooo:rsid="56fd963f" style:font-name-asian="標楷體1"/>
    </style:style>
    <style:style style:name="T55" style:family="text">
      <style:text-properties fo:color="#010101" style:font-name="標楷體1" officeooo:rsid="5731bc02" style:font-name-asian="標楷體1"/>
    </style:style>
    <style:style style:name="T56" style:family="text">
      <style:text-properties fo:color="#010101" style:font-name="標楷體1" officeooo:rsid="57082764" style:font-name-asian="標楷體1"/>
    </style:style>
    <style:style style:name="T57" style:family="text">
      <style:text-properties fo:color="#010101" style:font-name="標楷體1" officeooo:rsid="5743dc91" style:font-name-asian="標楷體1"/>
    </style:style>
    <style:style style:name="T58" style:family="text">
      <style:text-properties fo:color="#010101" style:font-name="標楷體1" officeooo:rsid="57647ae0" style:font-name-asian="標楷體1"/>
    </style:style>
    <style:style style:name="T59" style:family="text">
      <style:text-properties fo:color="#010101" style:font-name="標楷體1" officeooo:rsid="5761cb43" style:font-name-asian="標楷體1"/>
    </style:style>
    <style:style style:name="T60" style:family="text">
      <style:text-properties fo:color="#010101" style:font-name="標楷體1" officeooo:rsid="5763507e" style:font-name-asian="標楷體1"/>
    </style:style>
    <style:style style:name="T61" style:family="text">
      <style:text-properties fo:color="#010101" style:font-name="標楷體1" officeooo:rsid="57668e0b" style:font-name-asian="標楷體1"/>
    </style:style>
    <style:style style:name="T62" style:family="text">
      <style:text-properties fo:color="#010101" style:font-name="標楷體1" officeooo:rsid="57084139" style:font-name-asian="標楷體1"/>
    </style:style>
    <style:style style:name="T63" style:family="text">
      <style:text-properties fo:color="#010101" style:font-name="標楷體1" fo:font-size="10pt" style:font-name-asian="標楷體1" style:font-size-asian="10pt" style:font-size-complex="10pt"/>
    </style:style>
    <style:style style:name="T64" style:family="text">
      <style:text-properties fo:color="#010101" style:font-name="標楷體1" fo:font-size="10pt" officeooo:rsid="57cfe9a2" style:font-name-asian="標楷體1" style:font-size-asian="10pt" style:font-size-complex="10pt"/>
    </style:style>
    <style:style style:name="T65" style:family="text">
      <style:text-properties fo:color="#010101" style:text-position="super 58%" style:font-name="標楷體1" officeooo:rsid="56fd963f" style:font-name-asian="標楷體1"/>
    </style:style>
    <style:style style:name="T66" style:family="text">
      <style:text-properties fo:color="#010101" style:text-position="super 58%" style:font-name="標楷體1" officeooo:rsid="57082764" style:font-name-asian="標楷體1"/>
    </style:style>
    <style:style style:name="T67" style:family="text">
      <style:text-properties fo:color="#010101" style:text-position="super 58%" style:font-name="標楷體1" officeooo:rsid="5763507e" style:font-name-asian="標楷體1"/>
    </style:style>
    <style:style style:name="T68" style:family="text">
      <style:text-properties fo:color="#010101" style:text-position="super 58%" style:font-name="標楷體1" officeooo:rsid="57084139" style:font-name-asian="標楷體1"/>
    </style:style>
    <style:style style:name="T69" style:family="text">
      <style:text-properties fo:color="#010101" style:text-position="super 58%" style:font-name="標楷體1" officeooo:rsid="57082764"/>
    </style:style>
    <style:style style:name="T70" style:family="text">
      <style:text-properties fo:color="#010101" style:text-position="super 58%" style:font-name="標楷體1" officeooo:rsid="5763507e"/>
    </style:style>
    <style:style style:name="T71" style:family="text">
      <style:text-properties officeooo:rsid="48782837"/>
    </style:style>
    <style:style style:name="T72" style:family="text">
      <style:text-properties style:text-position="sub 58%" style:font-name="標楷體1" officeooo:rsid="56f6b0b6" style:font-name-asian="標楷體1"/>
    </style:style>
    <style:style style:name="T73" style:family="text">
      <style:text-properties style:text-position="sub 58%" style:font-name="標楷體1" officeooo:rsid="570b16fb" style:font-name-asian="標楷體1"/>
    </style:style>
    <style:style style:name="T74" style:family="text">
      <style:text-properties style:text-position="sub 58%" style:font-name="標楷體1" officeooo:rsid="56f6b0b6"/>
    </style:style>
    <style:style style:name="T75" style:family="text">
      <style:text-properties style:text-position="super 58%" style:font-name="標楷體1" officeooo:rsid="56fd963f" style:font-name-asian="標楷體1"/>
    </style:style>
    <style:style style:name="T76" style:family="text">
      <style:text-properties style:text-position="super 58%" style:font-name="標楷體1" officeooo:rsid="57082764"/>
    </style:style>
    <style:style style:name="T77" style:family="text">
      <style:text-properties style:text-position="super 58%" style:font-name="標楷體1" officeooo:rsid="5763507e"/>
    </style:style>
    <style:style style:name="T78" style:family="text">
      <style:text-properties style:text-position="super 58%" style:font-name="標楷體1" officeooo:rsid="57084139"/>
    </style:style>
    <style:style style:name="T79" style:family="text">
      <style:text-properties officeooo:rsid="5715b52c"/>
    </style:style>
    <style:style style:name="T80" style:family="text">
      <style:text-properties style:font-name="標楷體1"/>
    </style:style>
    <style:style style:name="T81" style:family="text">
      <style:text-properties style:font-name="標楷體1" style:font-name-asian="標楷體1"/>
    </style:style>
    <style:style style:name="T82" style:family="text">
      <style:text-properties style:font-name="標楷體1" officeooo:rsid="573bd3a3" style:font-name-asian="標楷體1"/>
    </style:style>
    <style:style style:name="T83" style:family="text">
      <style:text-properties style:font-name="標楷體1" officeooo:rsid="5771907a" style:font-name-asian="標楷體1"/>
    </style:style>
    <style:style style:name="T84" style:family="text">
      <style:text-properties style:font-name="標楷體1" officeooo:rsid="57bd28f7" style:font-name-asian="標楷體1"/>
    </style:style>
    <style:style style:name="T85" style:family="text">
      <style:text-properties style:font-name="標楷體1" officeooo:rsid="57cfe9a2" style:font-name-asian="標楷體1"/>
    </style:style>
    <style:style style:name="T86" style:family="text">
      <style:text-properties style:font-name="標楷體1" fo:font-size="10pt" style:font-name-asian="標楷體1" style:font-size-asian="10pt" style:font-size-complex="10pt"/>
    </style:style>
    <style:style style:name="T87" style:family="text">
      <style:text-properties style:font-name="標楷體1" fo:font-size="10pt" officeooo:rsid="57cfe9a2" style:font-name-asian="標楷體1" style:font-size-asian="10pt" style:font-size-complex="10pt"/>
    </style:style>
    <style:style style:name="T88" style:family="text">
      <style:text-properties style:font-name="標楷體1" fo:font-size="13pt" style:font-name-asian="標楷體1" style:font-size-asian="13pt" style:font-size-complex="13pt"/>
    </style:style>
    <style:style style:name="T89" style:family="text">
      <style:text-properties style:font-name="標楷體1" fo:font-size="13pt" officeooo:rsid="57cfe9a2" style:font-name-asian="標楷體1" style:font-size-asian="13pt" style:font-size-complex="13pt"/>
    </style:style>
    <style:style style:name="T90" style:family="text">
      <style:text-properties officeooo:rsid="56f817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425139" text:style-name="L1">
        <text:list-item>
          <text:p text:style-name="P1"><text:bookmark-start text:name="生命"/>生命<text:bookmark-end text:name="生命"/></text:p>
          <text:list>
            <text:list-item>
              <text:p text:style-name="P49">（生命 的 相關描述在 <text:span text:style-name="T1">新生之書</text:span>的 <text:span text:style-name="T1">_</text:span> 文件群的 <text:span text:style-name="T1">生命</text:span>）</text:p>
            </text:list-item>
            <text:list-item>
              <text:p text:style-name="P2">生命。</text:p>
              <text:list>
                <text:list-item>
                  <text:p text:style-name="P20">有 生命 <text:span text:style-name="T39">↔</text:span><text:span text:style-name="T38"> 有機率變化的 個體</text:span>。</text:p>
                  <text:list>
                    <text:list-item>
                      <text:p text:style-name="P3">變化 的 明顯例子，時間型變化、空間型變化、頻率型變化。<text:span text:style-name="T44">{、時空型變化、頻空型變化}</text:span></text:p>
                      <text:list>
                        <text:list-item>
                          <text:p text:style-name="P4">明顯例子，有機率時間型變化的 個體，有機率隨著 時間流逝 變化。</text:p>
                        </text:list-item>
                        <text:list-item>
                          <text:p text:style-name="P4">明顯例子，有機率空間型變化的 個體，有機率隨著 空間移動 變化。</text:p>
                        </text:list-item>
                        <text:list-item>
                          <text:p text:style-name="P4">明顯例子，有機率頻率型變化的 個體，有機率隨著 頻率改變 變化。</text:p>
                        </text:list-item>
                      </text:list>
                    </text:list-item>
                    <text:list-item>
                      <text:p text:style-name="P5">沒有個體。</text:p>
                      <text:list>
                        <text:list-item>
                          <text:p text:style-name="P5">沒有個體<text:span text:style-name="T4">(本身) (也)是 (一種)</text:span>個體。</text:p>
                        </text:list-item>
                        <text:list-item>
                          <text:p text:style-name="P6">沒有個體<text:span text:style-name="T4"> (也)是 </text:span><text:span text:style-name="T38">有機率變化的 個體</text:span>。</text:p>
                        </text:list-item>
                        <text:list-item>
                          <text:p text:style-name="P7">沒有個體<text:span text:style-name="T4"> (也)</text:span>擁有 生命。</text:p>
                        </text:list-item>
                      </text:list>
                    </text:list-item>
                  </text:list>
                </text:list-item>
                <text:list-item>
                  <text:p text:style-name="P2">沒有 生命<text:span text:style-name="T36"> </text:span><text:span text:style-name="T39">↔</text:span><text:span text:style-name="T38"> 無法變化的 個體</text:span>。</text:p>
                </text:list-item>
                <text:list-item>
                  <text:p text:style-name="P24">個體 <text:span text:style-name="T4">(都)</text:span>有機率 變化。</text:p>
                  <text:list>
                    <text:list-item>
                      <text:p text:style-name="P25">個體 <text:span text:style-name="T4">(都)</text:span>擁有 生命。</text:p>
                    </text:list-item>
                  </text:list>
                </text:list-item>
              </text:list>
            </text:list-item>
            <text:list-item>
              <text:p text:style-name="P1">生命。</text:p>
              <text:list>
                <text:list-item>
                  <text:p text:style-name="P8">生命 擁有 變化。</text:p>
                </text:list-item>
                <text:list-item>
                  <text:p text:style-name="P8">生命 擁有 處理。</text:p>
                  <text:list>
                    <text:list-item>
                      <text:p text:style-name="P8">處理 是（輸入、處理、輸出 的）處理。</text:p>
                    </text:list-item>
                  </text:list>
                </text:list-item>
                <text:list-item>
                  <text:p text:style-name="P1">生命 擁有 內在物質、內部機制。</text:p>
                  <text:list>
                    <text:list-item>
                      <text:p text:style-name="P1">內在物質 不是 內<text:span text:style-name="T4">在&lt;?2&gt;</text:span>個體。</text:p>
                    </text:list-item>
                    <text:list-item>
                      <text:p text:style-name="P1">內在物質 是 內<text:span text:style-name="T4">在&lt;?a&gt;個體</text:span>。</text:p>
                      <text:list>
                        <text:list-item>
                          <text:p text:style-name="P1">假定，該生命<text:span text:style-name="T4"> 是 某一特定&lt;?</text:span><text:span text:style-name="T5">a</text:span><text:span text:style-name="T4">&gt;個</text:span>體。</text:p>
                        </text:list-item>
                      </text:list>
                    </text:list-item>
                    <text:list-item>
                      <text:p text:style-name="P9">內部機制 是，讓 <text:span text:style-name="T4">(該生命的)</text:span>內在物質 出現（內部）交互作用，的 機制。</text:p>
                    </text:list-item>
                    <text:list-item>
                      <text:p text:style-name="P10">內部機制 是，<text:span text:style-name="T4">讓 (該生命的)內在物質、其</text:span>他個體 出現（介面）交互作用，的 機制。</text:p>
                      <text:list>
                        <text:list-item>
                          <text:p text:style-name="P10">介面 是 內部、外部 之間。</text:p>
                        </text:list-item>
                        <text:list-item>
                          <text:p text:style-name="P10">介面 是 該生命、外在環境 之間。</text:p>
                        </text:list-item>
                        <text:list-item>
                          <text:p text:style-name="P10">介面 是 內在物質、其他個體 之間。</text:p>
                        </text:list-item>
                      </text:list>
                    </text:list-item>
                  </text:list>
                </text:list-item>
                <text:list-item>
                  <text:p text:style-name="P10">沒有 交互作用 的 個體（仍然）有機率擁有 生命。</text:p>
                  <text:list>
                    <text:list-item>
                      <text:p text:style-name="P1">交互作用 是 該生命、其他個體 交互作用。</text:p>
                    </text:list-item>
                  </text:list>
                </text:list-item>
                <text:list-item>
                  <text:p text:style-name="P1">明顯例子，假定<text:span text:style-name="T4">，</text:span><text:span text:style-name="T6">a 只能是、絕對是、絕對等於</text:span><text:span text:style-name="T35"> 某一特定數值</text:span>。</text:p>
                  <text:list>
                    <text:list-item>
                      <text:p text:style-name="P48">明顯例子，假定，a 只能是、絕對是、絕對等於 1。</text:p>
                    </text:list-item>
                    <text:list-item>
                      <text:p text:style-name="P1"><text:span text:style-name="T17">a 無法變化</text:span><text:span text:style-name="T15">。</text:span></text:p>
                      <text:list>
                        <text:list-item>
                          <text:p text:style-name="P1"><text:span text:style-name="T18">a 沒有 內部機制</text:span><text:span text:style-name="T15">。</text:span></text:p>
                        </text:list-item>
                      </text:list>
                    </text:list-item>
                    <text:list-item>
                      <text:p text:style-name="P1"><text:span text:style-name="T15">a </text:span><text:span text:style-name="T35">沒有 生命</text:span>。</text:p>
                      <text:list>
                        <text:list-item>
                          <text:p text:style-name="P11">沒有 生命<text:span text:style-name="T36"> </text:span><text:span text:style-name="T39">↔</text:span><text:span text:style-name="T38"> 無法變化的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">明顯例子，假定，<text:span text:style-name="T7">a 不是</text:span><text:span text:style-name="T36"> 某一特定數值。</text:span></text:p>
                  <text:list>
                    <text:list-item>
                      <text:p text:style-name="P1">明顯例子，<text:span text:style-name="T7">a = 1、-1、1、…</text:span>。</text:p>
                    </text:list-item>
                    <text:list-item>
                      <text:p text:style-name="P1"><text:span text:style-name="T9">a 能夠</text:span><text:span text:style-name="T41">變化</text:span>。</text:p>
                      <text:list>
                        <text:list-item>
                          <text:p text:style-name="P26"><text:span text:style-name="T4">a 有 </text:span>內部機制。</text:p>
                        </text:list-item>
                      </text:list>
                    </text:list-item>
                    <text:list-item>
                      <text:p text:style-name="P21"><text:span text:style-name="T3">a 擁有</text:span> 生命。</text:p>
                      <text:list>
                        <text:list-item>
                          <text:p text:style-name="P22">有 生命 <text:span text:style-name="T39">↔</text:span><text:span text:style-name="T38"> 有機率變化的 個體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">明顯例子，假定，<text:span text:style-name="T16">f(x)</text:span><text:span text:style-name="T7"> 不是</text:span><text:span text:style-name="T36"> 某一特定數值。</text:span></text:p>
                  <text:list>
                    <text:list-item>
                      <text:p text:style-name="P12">明顯例子<text:span text:style-name="T4">，</text:span><text:span text:style-name="T8">f(x)</text:span><text:span text:style-name="T7"> = </text:span><text:span text:style-name="T8">ax + b</text:span>。</text:p>
                      <text:list>
                        <text:list-item>
                          <text:p text:style-name="P27"><text:span text:style-name="T3">明顯例子，x </text:span>不是 某一特定數值。</text:p>
                        </text:list-item>
                        <text:list-item>
                          <text:p text:style-name="P27">明顯例子，<text:span text:style-name="T3">x = 1、2</text:span>。</text:p>
                        </text:list-item>
                      </text:list>
                    </text:list-item>
                    <text:list-item>
                      <text:p text:style-name="P21"><text:span text:style-name="T16">f(x)</text:span><text:span text:style-name="T3"> 擁有 </text:span>生命。</text:p>
                    </text:list-item>
                  </text:list>
                </text:list-item>
                <text:list-item>
                  <text:p text:style-name="P23"><text:span text:style-name="T37">生命</text:span> 有 <text:span text:style-name="T37">生命跡象</text:span> <text:span text:style-name="T39">↔</text:span><text:span text:style-name="T38"> 個體 </text:span>有 <text:span text:style-name="T38">變化跡象</text:span>。</text:p>
                </text:list-item>
              </text:list>
            </text:list-item>
            <text:list-item>
              <text:p text:style-name="P1">機制。</text:p>
              <text:list>
                <text:list-item>
                  <text:p text:style-name="P1">內部機制。</text:p>
                  <text:list>
                    <text:list-item>
                      <text:p text:style-name="P13">假定，<text:span text:style-name="T4">其</text:span>他個體 不是 內在物質。</text:p>
                    </text:list-item>
                    <text:list-item>
                      <text:p text:style-name="P14">內部機制 是，該生命 讓 內在物質 出現（內部）交互作用，的 機制。</text:p>
                    </text:list-item>
                    <text:list-item>
                      <text:p text:style-name="P15">內部機制 是，該生命 <text:span text:style-name="T4">讓 內在物質、其</text:span>他個體 出現（介面）交互作用，的 機制。</text:p>
                    </text:list-item>
                  </text:list>
                </text:list-item>
                <text:list-item>
                  <text:p text:style-name="P15">外部機制。</text:p>
                  <text:list>
                    <text:list-item>
                      <text:p text:style-name="P15">假定，第一個個體、第二個個體 不是 內在物質。</text:p>
                    </text:list-item>
                    <text:list-item>
                      <text:p text:style-name="P15">外部機制 是，該生命 <text:span text:style-name="T4">讓 第一個個體</text:span> 出現（內部）交互作用，的 機制。</text:p>
                    </text:list-item>
                    <text:list-item>
                      <text:p text:style-name="P15">外部機制 是，該生命 <text:span text:style-name="T3">讓 第一個個體、第二個</text:span>個體 出現（介面）交互作用，的 機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擁有、包覆、蘊含、宗疊、連接"/><text:span text:style-name="T71">擁有、包覆、蘊含、宗疊、連接</text:span><text:bookmark-end text:name="擁有、包覆、蘊含、宗疊、連接"/></text:p>
          <text:list>
            <text:list-item>
              <text:p text:style-name="P50">（<text:span text:style-name="T71">擁有、包覆、蘊含、宗疊 的 相關描述在 </text:span><text:span text:style-name="T2">新生之書</text:span><text:span text:style-name="T71">的 </text:span><text:span text:style-name="T2">_</text:span><text:span text:style-name="T71"> 文件群的 </text:span><text:span text:style-name="T2">擁有、包覆、蘊含、宗疊</text:span>）</text:p>
            </text:list-item>
            <text:list-item>
              <text:p text:style-name="P32">明顯例子，假定，某一特定顏色<text:span text:style-name="T4"> = (紅色值,綠色值,藍色值) = </text:span><text:span text:style-name="T14">(</text:span><text:span text:style-name="T21">r</text:span><text:span text:style-name="T14">,g,b)</text:span><text:span text:style-name="T3"> = </text:span><text:span text:style-name="T20">(</text:span><text:span text:style-name="T19">f</text:span><text:span text:style-name="T20">(x,y,</text:span><text:span text:style-name="T29">z</text:span><text:span text:style-name="T20">),g,b)</text:span>。</text:p>
              <text:list>
                <text:list-item>
                  <text:p text:style-name="P40">假定<text:span text:style-name="T3">，</text:span><text:span text:style-name="T22">f</text:span><text:span text:style-name="T23">(x,</text:span><text:span text:style-name="T25">y,</text:span><text:span text:style-name="T29">z</text:span><text:span text:style-name="T23">) = </text:span><text:span text:style-name="T29">a</text:span><text:span text:style-name="T24">x</text:span><text:span text:style-name="T76">2</text:span><text:span text:style-name="T24">y + </text:span><text:span text:style-name="T32">byz</text:span><text:span text:style-name="T77">2</text:span><text:span text:style-name="T32"> + z</text:span>。</text:p>
                </text:list-item>
                <text:list-item>
                  <text:p text:style-name="P40"><text:span text:style-name="T19">f</text:span><text:span text:style-name="T23">(x) 擁有 </text:span><text:span text:style-name="T26">(</text:span><text:span text:style-name="T23">a</text:span><text:span text:style-name="T24">x</text:span><text:span text:style-name="T76">2</text:span><text:span text:style-name="T24">y + </text:span><text:span text:style-name="T32">byz</text:span><text:span text:style-name="T77">2</text:span><text:span text:style-name="T32"> + z</text:span><text:span text:style-name="T26">)</text:span>。<text:span text:style-name="T58">{、(</text:span><text:span text:style-name="T54">a</text:span><text:span text:style-name="T56">x</text:span><text:span text:style-name="T66">2</text:span><text:span text:style-name="T56">y + </text:span><text:span text:style-name="T59">byz</text:span><text:span text:style-name="T70">2</text:span><text:span text:style-name="T58">)</text:span><text:span text:style-name="T60">、</text:span><text:span text:style-name="T58">(</text:span><text:span text:style-name="T59">byz</text:span><text:span text:style-name="T67">2</text:span><text:span text:style-name="T59"> + z</text:span><text:span text:style-name="T58">)</text:span><text:span text:style-name="T60">、</text:span><text:span text:style-name="T58">(</text:span><text:span text:style-name="T45">a</text:span><text:span text:style-name="T46">x</text:span><text:span text:style-name="T69">2</text:span><text:span text:style-name="T46">y</text:span><text:span text:style-name="T47"> + z</text:span><text:span text:style-name="T58">)}</text:span></text:p>
                  <text:list>
                    <text:list-item>
                      <text:p text:style-name="P28"><text:span text:style-name="T79">個體 擁有的 內在物質</text:span> <text:span text:style-name="T40">↔</text:span><text:span text:style-name="T79"> </text:span>函數 擁有的 方程式。</text:p>
                    </text:list-item>
                    <text:list-item>
                      <text:p text:style-name="P40"><text:span text:style-name="T19">f</text:span><text:span text:style-name="T11">(x) 擁有 ax</text:span><text:span text:style-name="T75">2</text:span><text:span text:style-name="T29">y</text:span><text:span text:style-name="T11">、</text:span><text:span text:style-name="T32">byz</text:span><text:span text:style-name="T77">2</text:span><text:span text:style-name="T32">、z</text:span>。<text:span text:style-name="T55">{</text:span><text:span text:style-name="T54">、ax</text:span><text:span text:style-name="T65">2</text:span><text:span text:style-name="T55">、</text:span><text:span text:style-name="T53">a</text:span><text:span text:style-name="T54">x、a、x</text:span><text:span text:style-name="T65">2</text:span><text:span text:style-name="T54">、x、</text:span><text:span text:style-name="T57">a</text:span><text:span text:style-name="T56">xy</text:span><text:span text:style-name="T54">、</text:span><text:span text:style-name="T57">a</text:span><text:span text:style-name="T56">y</text:span><text:span text:style-name="T54">、</text:span><text:span text:style-name="T56">x</text:span><text:span text:style-name="T66">2</text:span><text:span text:style-name="T56">y</text:span><text:span text:style-name="T54">、</text:span><text:span text:style-name="T56">xy、</text:span><text:span text:style-name="T61">by、yz、bz</text:span><text:span text:style-name="T55">}</text:span></text:p>
                      <text:list>
                        <text:list-item>
                          <text:p text:style-name="P28"><text:span text:style-name="T79">個體 擁有的 內在物質</text:span> <text:span text:style-name="T40">↔</text:span><text:span text:style-name="T79"> </text:span>函數 擁有的 係數、變數。</text:p>
                        </text:list-item>
                      </text:list>
                    </text:list-item>
                    <text:list-item>
                      <text:p text:style-name="P33"><text:span text:style-name="T19">f</text:span><text:span text:style-name="T23">(x) 擁有 </text:span><text:span text:style-name="T27">+、*</text:span>。</text:p>
                      <text:list>
                        <text:list-item>
                          <text:p text:style-name="P28"><text:span text:style-name="T79">個體 擁有的 內部機制</text:span> <text:span text:style-name="T40">↔</text:span><text:span text:style-name="T79"> </text:span>函數 <text:span text:style-name="T3">擁有的(係數、變數、方程式 的) 組合</text:span><text:span text:style-name="T28">、</text:span>變化 方式。</text:p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29">a</text:span><text:span text:style-name="T24">x</text:span><text:span text:style-name="T76">2</text:span><text:span text:style-name="T24">y</text:span><text:span text:style-name="T23">、</text:span><text:span text:style-name="T32">byz</text:span><text:span text:style-name="T77">2</text:span><text:span text:style-name="T32">、z</text:span><text:span text:style-name="T12"> </text:span><text:span text:style-name="T31">包覆</text:span>。<text:span text:style-name="T53">{</text:span><text:span text:style-name="T48">a</text:span><text:span text:style-name="T46">x</text:span><text:span text:style-name="T69">2</text:span><text:span text:style-name="T46">y</text:span><text:span text:style-name="T45">、</text:span><text:span text:style-name="T47">byz</text:span><text:span text:style-name="T70">2</text:span><text:span text:style-name="T47">、z</text:span><text:span text:style-name="T54"> </text:span><text:span text:style-name="T50">包覆</text:span><text:span text:style-name="T54">成 </text:span><text:span text:style-name="T49">(</text:span><text:span text:style-name="T45">a</text:span><text:span text:style-name="T46">x</text:span><text:span text:style-name="T69">2</text:span><text:span text:style-name="T46">y + </text:span><text:span text:style-name="T47">byz</text:span><text:span text:style-name="T70">2</text:span><text:span text:style-name="T47"> + z</text:span><text:span text:style-name="T49">)</text:span><text:span text:style-name="T56">}</text:span></text:p>
                  <text:list>
                    <text:list-item>
                      <text:p text:style-name="P36">包覆 <text:span text:style-name="T40">↔</text:span> 加法。</text:p>
                    </text:list-item>
                    <text:list-item>
                      <text:p text:style-name="P40"><text:span text:style-name="T30">明顯例子，一維空間，</text:span><text:span text:style-name="T29">a</text:span><text:span text:style-name="T24">x</text:span><text:span text:style-name="T76">2</text:span><text:span text:style-name="T24">y</text:span><text:span text:style-name="T23">、</text:span><text:span text:style-name="T32">z 封閉型包覆 byz</text:span><text:span text:style-name="T77">2</text:span>。</text:p>
                    </text:list-item>
                    <text:list-item>
                      <text:p text:style-name="P40"><text:span text:style-name="T30">明顯例子，一維空間，</text:span><text:span text:style-name="T32">z 開放型包覆 </text:span><text:span text:style-name="T29">a</text:span><text:span text:style-name="T24">x</text:span><text:span text:style-name="T76">2</text:span><text:span text:style-name="T24">y</text:span><text:span text:style-name="T23">、</text:span><text:span text:style-name="T32">byz</text:span><text:span text:style-name="T77">2</text:span>。</text:p>
                    </text:list-item>
                    <text:list-item>
                      <text:p text:style-name="P37"><text:span text:style-name="T30">明顯例子，一維空間，</text:span><text:span text:style-name="T32">byz 開放型包覆 z</text:span>。</text:p>
                    </text:list-item>
                  </text:list>
                </text:list-item>
                <text:list-item>
                  <text:p text:style-name="P41"><text:span text:style-name="T29">a</text:span><text:span text:style-name="T24">x</text:span><text:span text:style-name="T76">2</text:span><text:span text:style-name="T24">y</text:span><text:span text:style-name="T23">、</text:span><text:span text:style-name="T32">byz</text:span><text:span text:style-name="T77">2</text:span><text:span text:style-name="T32">、z</text:span><text:span text:style-name="T24"> 蘊含</text:span>。<text:span text:style-name="T53">{</text:span><text:span text:style-name="T48">a</text:span><text:span text:style-name="T46">x</text:span><text:span text:style-name="T69">2</text:span><text:span text:style-name="T46">y</text:span><text:span text:style-name="T45">、</text:span><text:span text:style-name="T47">byz</text:span><text:span text:style-name="T70">2</text:span><text:span text:style-name="T47">、z</text:span><text:span text:style-name="T54"> </text:span><text:span text:style-name="T46">蘊含</text:span><text:span text:style-name="T54">成 </text:span><text:span text:style-name="T49">(</text:span><text:span text:style-name="T45">a</text:span><text:span text:style-name="T46">x</text:span><text:span text:style-name="T69">2</text:span><text:span text:style-name="T46">y + </text:span><text:span text:style-name="T47">byz</text:span><text:span text:style-name="T70">2</text:span><text:span text:style-name="T47"> + z</text:span><text:span text:style-name="T49">)</text:span><text:span text:style-name="T56">}</text:span></text:p>
                  <text:list>
                    <text:list-item>
                      <text:p text:style-name="P38">蘊含 <text:span text:style-name="T40">↔</text:span> 加法。</text:p>
                    </text:list-item>
                    <text:list-item>
                      <text:p text:style-name="P39">明顯例子，<text:span text:style-name="T29">a</text:span><text:span text:style-name="T24">x</text:span><text:span text:style-name="T76">2</text:span><text:span text:style-name="T24">y</text:span><text:span text:style-name="T32">、z</text:span><text:span text:style-name="T24"> 蘊含</text:span>。</text:p>
                    </text:list-item>
                    <text:list-item>
                      <text:p text:style-name="P39">明顯例子，<text:span text:style-name="T83">a個</text:span>水 蘊含 力。</text:p>
                    </text:list-item>
                  </text:list>
                </text:list-item>
                <text:list-item>
                  <text:p text:style-name="P42"><text:span text:style-name="T3">紅色值、綠色值、藍色值 宗疊</text:span>。<text:span text:style-name="T53">{</text:span><text:span text:style-name="T43">紅色值、綠色值、藍色值 宗疊</text:span><text:span text:style-name="T54">成 </text:span><text:span text:style-name="T51">(</text:span><text:span text:style-name="T52">r</text:span><text:span text:style-name="T51">,g,b)</text:span><text:span text:style-name="T56">}</text:span></text:p>
                  <text:list>
                    <text:list-item>
                      <text:p text:style-name="P34"><text:span text:style-name="T3">宗疊</text:span> <text:span text:style-name="T40">↔</text:span> <text:span text:style-name="T4">(集合 裡面的)</text:span><text:span text:style-name="T3">逗號</text:span>。</text:p>
                      <text:list>
                        <text:list-item>
                          <text:p text:style-name="P34">集合 的 明顯例子，<text:span text:style-name="T4">(</text:span><text:span text:style-name="T82">x,y</text:span><text:span text:style-name="T4">)</text:span>。</text:p>
                        </text:list-item>
                        <text:list-item>
                          <text:p text:style-name="P35">函數 的 明顯例子<text:span text:style-name="T4">，</text:span><text:span text:style-name="T82">f</text:span><text:span text:style-name="T4">(</text:span><text:span text:style-name="T82">x,y</text:span><text:span text:style-name="T4">)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23">x</text:span><text:span text:style-name="T78">2</text:span><text:span text:style-name="T23">、</text:span><text:span text:style-name="T33">y</text:span><text:span text:style-name="T23"> 連接</text:span>。<text:span text:style-name="T53">{</text:span><text:span text:style-name="T54">x</text:span><text:span text:style-name="T68">2</text:span><text:span text:style-name="T54">、</text:span><text:span text:style-name="T62">y</text:span><text:span text:style-name="T54"> 連接成 </text:span><text:span text:style-name="T56">x</text:span><text:span text:style-name="T66">2</text:span><text:span text:style-name="T56">y}</text:span></text:p>
                  <text:list>
                    <text:list-item>
                      <text:p text:style-name="P29"><text:span text:style-name="T23">連接</text:span> <text:span text:style-name="T40">↔</text:span><text:span text:style-name="T79"> </text:span>乘法。</text:p>
                    </text:list-item>
                    <text:list-item>
                      <text:p text:style-name="P30">明顯例子，氫<text:span text:style-name="T4">氣(H</text:span><text:span text:style-name="T73">2</text:span><text:span text:style-name="T13">)</text:span><text:span text:style-name="T4">、氧原子</text:span><text:span text:style-name="T13">(O)</text:span><text:span text:style-name="T4"> 連接成、連結成、鏈結成 水(H</text:span><text:span text:style-name="T73">2</text:span><text:span text:style-name="T13">O)</text:span>。</text:p>
                    </text:list-item>
                  </text:list>
                </text:list-item>
              </text:list>
            </text:list-item>
            <text:list-item>
              <text:p text:style-name="P17">明顯例子，假定，某一特定波 是由 <text:span text:style-name="T10">f</text:span><text:span text:style-name="T72">1</text:span><text:span text:style-name="T10">(Hz)的波、f</text:span><text:span text:style-name="T72">2</text:span><text:span text:style-name="T10">(Hz)的波 組成</text:span>。</text:p>
              <text:list>
                <text:list-item>
                  <text:p text:style-name="P18">該波<text:span text:style-name="T4"> = </text:span><text:span text:style-name="T10">f</text:span><text:span text:style-name="T72">1</text:span><text:span text:style-name="T10">(Hz)的波 + f</text:span><text:span text:style-name="T72">2</text:span><text:span text:style-name="T10">(Hz)的波</text:span>。</text:p>
                  <text:list>
                    <text:list-item>
                      <text:p text:style-name="P19"><text:span text:style-name="T10">f</text:span><text:span text:style-name="T72">1</text:span><text:span text:style-name="T10">(Hz)的波、f</text:span><text:span text:style-name="T72">2</text:span><text:span text:style-name="T10">(Hz)的波 蘊含</text:span>。</text:p>
                    </text:list-item>
                  </text:list>
                </text:list-item>
                <text:list-item>
                  <text:p text:style-name="P17">該波 →（傅立葉轉換）→<text:span text:style-name="T4"> </text:span><text:span text:style-name="T10">f</text:span><text:span text:style-name="T72">1</text:span><text:span text:style-name="T10">(Hz)、f</text:span><text:span text:style-name="T72">2</text:span><text:span text:style-name="T10">(Hz)</text:span>。</text:p>
                </text:list-item>
                <text:list-item>
                  <text:p text:style-name="P31">假定，<text:span text:style-name="T10">f</text:span><text:span text:style-name="T72">1</text:span><text:span text:style-name="T10"> &gt; f</text:span><text:span text:style-name="T72">2</text:span>。</text:p>
                  <text:list>
                    <text:list-item>
                      <text:p text:style-name="P31"><text:span text:style-name="T34">f</text:span><text:span text:style-name="T74">1</text:span><text:span text:style-name="T34">(Hz)的波 蘊含 f</text:span><text:span text:style-name="T74">2</text:span><text:span text:style-name="T34">(Hz)的波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06:20:44.695000000</dc:date>
    <meta:editing-duration>P28DT21H26M39S</meta:editing-duration>
    <meta:editing-cycles>20932</meta:editing-cycles>
    <meta:document-statistic meta:table-count="0" meta:image-count="0" meta:object-count="0" meta:page-count="1" meta:paragraph-count="89" meta:word-count="1537" meta:character-count="2131" meta:non-whitespace-character-count="1878"/>
  </office:meta>
</office:document-meta>
</file>